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dfdb" officeooo:paragraph-rsid="0015dfdb"/>
    </style:style>
    <style:style style:name="P2" style:family="paragraph" style:parent-style-name="Table_20_Contents">
      <style:text-properties officeooo:rsid="0015dfdb" officeooo:paragraph-rsid="0016ffc3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15dfdb" officeooo:paragraph-rsid="0015dfdb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16ffc3" officeooo:paragraph-rsid="0016ffc3" style:font-size-asian="9pt" style:font-weight-asian="bold" style:font-size-complex="9pt" style:font-weight-complex="bold"/>
    </style:style>
    <style:style style:name="P5" style:family="paragraph" style:parent-style-name="Table_20_Contents">
      <style:text-properties officeooo:rsid="0016ffc3" officeooo:paragraph-rsid="0016ffc3"/>
    </style:style>
    <style:style style:name="P6" style:family="paragraph" style:parent-style-name="Table_20_Contents">
      <style:text-properties officeooo:rsid="001718bb" officeooo:paragraph-rsid="001718bb"/>
    </style:style>
    <style:style style:name="P7" style:family="paragraph" style:parent-style-name="Standard">
      <style:text-properties fo:font-weight="bold" officeooo:rsid="0016ffc3" officeooo:paragraph-rsid="0016ffc3" style:font-weight-asian="bold" style:font-weight-complex="bold"/>
    </style:style>
    <style:style style:name="P8" style:family="paragraph" style:parent-style-name="Text_20_body">
      <style:text-properties fo:font-weight="bold" officeooo:rsid="0016ffc3" officeooo:paragraph-rsid="0016ffc3" style:font-weight-asian="bold" style:font-weight-complex="bold"/>
    </style:style>
    <style:style style:name="T1" style:family="text">
      <style:text-properties officeooo:rsid="0016ffc3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so de prueba para el proceso de cálculo de sueldo mensual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3">DESCRIPCIÓN DE LA PRUEBA</text:p>
          </table:table-cell>
          <table:table-cell table:style-name="Tabla1.A1" office:value-type="string">
            <text:p text:style-name="P3">ENTRADAS</text:p>
          </table:table-cell>
          <table:table-cell table:style-name="Tabla1.D1" office:value-type="string">
            <text:p text:style-name="P3">SALIDA ESPERADA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Obtener el sueldo base</text:p>
          </table:table-cell>
          <table:table-cell table:style-name="Tabla1.A2" office:value-type="string">
            <text:p text:style-name="P1">Consultar <text:s/>el sueldo base fijo y las horas trabajadas</text:p>
          </table:table-cell>
          <table:table-cell table:style-name="Tabla1.D2" office:value-type="string">
            <text:p text:style-name="P1">La multiplicación del sueldo base fijo por las horas trabajadas</text:p>
          </table:table-cell>
        </table:table-row>
        <table:table-row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Obtener el sueldo mensual</text:p>
          </table:table-cell>
          <table:table-cell table:style-name="Tabla1.A2" office:value-type="string">
            <text:p text:style-name="P1">Consultar el sueldo base,bono,horas trabajadas,valor de entrega y cantidad de entrega</text:p>
          </table:table-cell>
          <table:table-cell table:style-name="Tabla1.D2" office:value-type="string">
            <text:p text:style-name="P1"><text:span text:style-name="T1">S</text:span>ueldo base <text:span text:style-name="T1">mas el resultado del</text:span> bono por las horas trabajadas mas el valor de la entrega por la cantidad de entregas</text:p>
          </table:table-cell>
        </table:table-row>
        <table:table-row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5">Obtener el sueldo despensa</text:p>
          </table:table-cell>
          <table:table-cell table:style-name="Tabla1.A2" office:value-type="string">
            <text:p text:style-name="P5">Consultar el porcentaje de despensa y el sueldo mensual</text:p>
          </table:table-cell>
          <table:table-cell table:style-name="Tabla1.D2" office:value-type="string">
            <text:p text:style-name="P5">La multiplicación del sueldo mensual por el porcentaje 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Obtener descuento ISR</text:p>
          </table:table-cell>
          <table:table-cell table:style-name="Tabla1.A2" office:value-type="string">
            <text:p text:style-name="P5">Consultar el sueldo mensual y el porcentaje de descuento ISR</text:p>
          </table:table-cell>
          <table:table-cell table:style-name="Tabla1.D2" office:value-type="string">
            <text:p text:style-name="P5">La multiplicación del sueldo mensual por el porcentaje y el resultado restarlo sobre el sueldo mensual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Obtener el descuento ISR adicional</text:p>
          </table:table-cell>
          <table:table-cell table:style-name="Tabla1.A2" office:value-type="string">
            <text:p text:style-name="P5">Consultar el sueldo mensual y el porcentaje de descuento adicional ISR</text:p>
          </table:table-cell>
          <table:table-cell table:style-name="Tabla1.D2" office:value-type="string">
            <text:p text:style-name="P5">La multiplicación del sueldo mensual por el porcentaje y el resultado la resta sobre el sueldo mensual</text:p>
          </table:table-cell>
        </table:table-row>
        <table:table-row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Obtener el sueldo días trabajados</text:p>
          </table:table-cell>
          <table:table-cell table:style-name="Tabla1.A2" office:value-type="string">
            <text:p text:style-name="P5">Obtener el sueldo mensual y el día del mes que se consulta</text:p>
          </table:table-cell>
          <table:table-cell table:style-name="Tabla1.D2" office:value-type="string">
            <text:p text:style-name="P5">La división del sueldo mensual entre los días del mes por treinta </text:p>
          </table:table-cell>
        </table:table-row>
      </table:table>
      <text:p text:style-name="Standard"/>
      <text:p text:style-name="P7">Reporte de pruebas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4">ID</text:p>
          </table:table-cell>
          <table:table-cell table:style-name="Tabla2.A1" office:value-type="string">
            <text:p text:style-name="P4">DESCRIPCIÓN DE PRUEBAS</text:p>
          </table:table-cell>
          <table:table-cell table:style-name="Tabla2.A1" office:value-type="string">
            <text:p text:style-name="P4">RESULTADO DE PRUEBAS</text:p>
          </table:table-cell>
          <table:table-cell table:style-name="Tabla2.D1" office:value-type="string">
            <text:p text:style-name="P4">¿POR QUÉ FALLO?</text:p>
          </table:table-cell>
        </table:table-row>
        <table:table-row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2">Obtener el sueldo base</text:p>
          </table:table-cell>
          <table:table-cell table:style-name="Tabla2.A2" office:value-type="string">
            <text:p text:style-name="P5">Se obtuvo el sueldo base correctamente </text:p>
          </table:table-cell>
          <table:table-cell table:style-name="Tabla2.D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5">2</text:p>
          </table:table-cell>
          <table:table-cell table:style-name="Tabla2.A2" office:value-type="string">
            <text:p text:style-name="P2">Obtener el sueldo mensual</text:p>
          </table:table-cell>
          <table:table-cell table:style-name="Tabla2.A2" office:value-type="string">
            <text:p text:style-name="P5">Se obtuvo el sueldo mensual correctamente</text:p>
          </table:table-cell>
          <table:table-cell table:style-name="Tabla2.D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Obtener el sueldo despensa</text:p>
          </table:table-cell>
          <table:table-cell table:style-name="Tabla2.A2" office:value-type="string">
            <text:p text:style-name="P5">Se obtuvo el sueldo despensa incorrecto</text:p>
          </table:table-cell>
          <table:table-cell table:style-name="Tabla2.D2" office:value-type="string">
            <text:p text:style-name="P5">Porque faltaba la validación que solo fueran empleados de tipo interno</text:p>
          </table:table-cell>
        </table:table-row>
        <table:table-row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5">Obtener descuento ISR</text:p>
          </table:table-cell>
          <table:table-cell table:style-name="Tabla2.A2" office:value-type="string">
            <text:p text:style-name="P5">Se obtuvo el descuento ISR incorrecto</text:p>
          </table:table-cell>
          <table:table-cell table:style-name="Tabla2.D2" office:value-type="string">
            <text:p text:style-name="P5">Porque falta restarle el resultado de la multiplicación el sueldo mensual</text:p>
          </table:table-cell>
        </table:table-row>
        <text:soft-page-break/>
        <table:table-row>
          <table:table-cell table:style-name="Tabla2.A2" office:value-type="string">
            <text:p text:style-name="P5">5</text:p>
          </table:table-cell>
          <table:table-cell table:style-name="Tabla2.A2" office:value-type="string">
            <text:p text:style-name="P5">Obtener el descuento ISR adicional</text:p>
          </table:table-cell>
          <table:table-cell table:style-name="Tabla2.A2" office:value-type="string">
            <text:p text:style-name="P6">Se obtuvo el descuento ISR correctamente</text:p>
          </table:table-cell>
          <table:table-cell table:style-name="Tabla2.D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5">6</text:p>
          </table:table-cell>
          <table:table-cell table:style-name="Tabla2.A2" office:value-type="string">
            <text:p text:style-name="P5">Obtener el sueldo días trabajados</text:p>
          </table:table-cell>
          <table:table-cell table:style-name="Tabla2.A2" office:value-type="string">
            <text:p text:style-name="P6">Se obtuvo el sueldo días incorrecto </text:p>
          </table:table-cell>
          <table:table-cell table:style-name="Tabla2.D2" office:value-type="string">
            <text:p text:style-name="P6">Porque se tenia al revés en la división se tenia treinta y en la multiplicación el día me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3:39:14.926000000</meta:creation-date>
    <dc:date>2018-07-17T14:14:15.214000000</dc:date>
    <meta:editing-duration>PT2M58S</meta:editing-duration>
    <meta:editing-cycles>1</meta:editing-cycles>
    <meta:document-statistic meta:table-count="2" meta:image-count="0" meta:object-count="0" meta:page-count="2" meta:paragraph-count="55" meta:word-count="317" meta:character-count="1870" meta:non-whitespace-character-count="1603"/>
    <meta:generator>LibreOffice/4.2.3.3$Windows_x86 LibreOffice_project/882f8a0a489bc99a9e60c7905a60226254cb6ff0</meta:generator>
  </office:meta>
</office:document-meta>
</file>